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1D189E02B56.png"/>
  <manifest:file-entry manifest:media-type="image/png" manifest:full-path="Pictures/1000000000000258000001D16E901A39.png"/>
  <manifest:file-entry manifest:media-type="image/png" manifest:full-path="Pictures/1000000000000134000001414C90A16E.png"/>
  <manifest:file-entry manifest:media-type="image/png" manifest:full-path="Pictures/1000000000000258000001D1F2D9CE4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02cm" draw:marker-start-width="0.457cm" draw:marker-end="Arrow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id="id1" draw:layer="layout" svg:width="8.685cm" svg:height="6.731cm" svg:x="10.721cm" svg:y="2.515cm">
          <draw:image xlink:href="Pictures/1000000000000258000001D1F2D9CE4F.png" xlink:type="simple" xlink:show="embed" xlink:actuate="onLoad">
            <text:p text:style-name="P2"/>
          </draw:image>
        </draw:frame>
        <draw:frame draw:style-name="gr1" draw:text-style-name="P1" draw:layer="layout" svg:width="8.685cm" svg:height="6.731cm" svg:x="5.006cm" svg:y="11.786cm">
          <draw:image xlink:href="Pictures/1000000000000258000001D16E901A39.png" xlink:type="simple" xlink:show="embed" xlink:actuate="onLoad">
            <text:p text:style-name="P2"/>
          </draw:image>
        </draw:frame>
        <draw:frame draw:style-name="gr1" draw:text-style-name="P1" draw:id="id2" draw:layer="layout" svg:width="8.459cm" svg:height="6.556cm" svg:x="17.297cm" svg:y="11.786cm">
          <draw:image xlink:href="Pictures/1000000000000258000001D189E02B56.png" xlink:type="simple" xlink:show="embed" xlink:actuate="onLoad">
            <text:p text:style-name="P2"/>
          </draw:image>
        </draw:frame>
        <draw:connector draw:style-name="gr2" draw:text-style-name="P1" draw:layer="layout" draw:type="line" svg:x1="15.063cm" svg:y1="9.246cm" svg:x2="9.058cm" svg:y2="11.642cm" draw:start-shape="id1" draw:start-glue-point="2">
          <text:p text:style-name="P2"/>
        </draw:connector>
        <draw:connector draw:style-name="gr2" draw:text-style-name="P1" draw:layer="layout" draw:type="line" svg:x1="15.063cm" svg:y1="9.246cm" svg:x2="21.526cm" svg:y2="11.786cm" draw:start-shape="id1" draw:start-glue-point="2" draw:end-shape="id2" draw:end-glue-point="0">
          <text:p text:style-name="P2"/>
        </draw:connector>
        <draw:frame draw:style-name="gr3" draw:layer="layout" svg:width="6.306cm" svg:height="1.195cm" svg:x="12.421cm" svg:y="1.066cm">
          <draw:text-box>
            <text:p text:style-name="P2">Mechanical behavior</text:p>
          </draw:text-box>
        </draw:frame>
        <draw:frame draw:style-name="gr3" draw:layer="layout" svg:width="5.146cm" svg:height="1.195cm" svg:x="6.071cm" svg:y="9.956cm">
          <draw:text-box>
            <text:p text:style-name="P2">Collision surface</text:p>
          </draw:text-box>
        </draw:frame>
        <draw:frame draw:style-name="gr3" draw:layer="layout" svg:width="5.743cm" svg:height="1.195cm" svg:x="19.406cm" svg:y="9.956cm">
          <draw:text-box>
            <text:p text:style-name="P2">Visual appearance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1" draw:text-style-name="P1" draw:id="id3" draw:layer="layout" svg:width="15.841cm" svg:height="16.51cm" svg:x="1.626cm" svg:y="1.626cm">
          <draw:image xlink:href="Pictures/1000000000000134000001414C90A16E.png" xlink:type="simple" xlink:show="embed" xlink:actuate="onLoad">
            <text:p text:style-name="P2"/>
          </draw:image>
        </draw:frame>
        <draw:connector draw:style-name="gr2" draw:text-style-name="P1" draw:layer="layout" svg:x1="17.467cm" svg:y1="9.881cm" svg:x2="17.467cm" svg:y2="9.881cm" draw:start-shape="id3" draw:end-shape="id3">
          <text:p text:style-name="P2"/>
        </draw:connector>
        <draw:polyline draw:style-name="gr4" draw:text-style-name="P1" draw:layer="layout" svg:width="5.715cm" svg:height="3.175cm" svg:x="13.056cm" svg:y="4.166cm" svg:viewBox="0 0 5716 3176" draw:points="3810,0 5715,0 5715,3175 0,3175">
          <text:p text:style-name="P2"/>
        </draw:polyline>
        <draw:polyline draw:style-name="gr4" draw:text-style-name="P1" draw:layer="layout" svg:width="1.905cm" svg:height="11.429cm" svg:x="16.867cm" svg:y="4.167cm" svg:viewBox="0 0 1906 11430" draw:points="0,0 1905,0 1905,11429 634,11429">
          <text:p text:style-name="P2"/>
        </draw:polyline>
        <draw:polyline draw:style-name="gr4" draw:text-style-name="P1" draw:layer="layout" svg:width="1.905cm" svg:height="1.27cm" svg:x="11.786cm" svg:y="7.341cm" svg:viewBox="0 0 1906 1271" draw:points="0,1270 1905,1270 1270,635 635,0">
          <text:p text:style-name="P2"/>
        </draw:polyline>
        <draw:polyline draw:style-name="gr4" draw:text-style-name="P1" draw:layer="layout" svg:width="4.445cm" svg:height="2.54cm" svg:x="13.691cm" svg:y="7.976cm" svg:viewBox="0 0 4446 2541" draw:points="3175,2540 4445,2540 2540,1270 0,0">
          <text:p text:style-name="P2"/>
        </draw:polyline>
        <draw:polyline draw:style-name="gr4" draw:text-style-name="P1" draw:layer="layout" svg:width="1.905cm" svg:height="1.27cm" svg:x="13.691cm" svg:y="12.421cm" svg:viewBox="0 0 1906 1271" draw:points="0,1270 1905,1270 1905,0 635,0">
          <text:p text:style-name="P2"/>
        </draw:polyline>
      </draw:page>
      <draw:page draw:name="page3" draw:style-name="dp1" draw:master-page-name="Default">
        <office:forms form:automatic-focus="false" form:apply-design-mode="false"/>
        <draw:frame draw:style-name="gr1" draw:text-style-name="P1" draw:id="id4" draw:layer="layout" svg:width="15.841cm" svg:height="16.51cm" svg:x="1.626cm" svg:y="1.626cm">
          <draw:image xlink:href="Pictures/1000000000000134000001414C90A16E.png" xlink:type="simple" xlink:show="embed" xlink:actuate="onLoad">
            <text:p text:style-name="P2"/>
          </draw:image>
        </draw:frame>
        <draw:connector draw:style-name="gr2" draw:text-style-name="P1" draw:layer="layout" svg:x1="17.467cm" svg:y1="9.881cm" svg:x2="17.467cm" svg:y2="9.881cm" draw:start-shape="id4" draw:end-shape="id4">
          <text:p text:style-name="P2"/>
        </draw:connector>
        <draw:polyline draw:style-name="gr4" draw:text-style-name="P1" draw:layer="layout" svg:width="5.08cm" svg:height="4.445cm" svg:x="14.326cm" svg:y="12.421cm" svg:viewBox="0 0 5081 4446" draw:points="0,4445 5080,4445 5080,0 0,0">
          <text:p text:style-name="P2"/>
        </draw:polyline>
      </draw:page>
      <draw:page draw:name="page4" draw:style-name="dp1" draw:master-page-name="Default">
        <office:forms form:automatic-focus="false" form:apply-design-mode="false"/>
        <draw:frame draw:style-name="gr1" draw:text-style-name="P1" draw:id="id5" draw:layer="layout" svg:width="15.841cm" svg:height="16.51cm" svg:x="1.627cm" svg:y="1.626cm">
          <draw:image xlink:href="Pictures/1000000000000134000001414C90A16E.png" xlink:type="simple" xlink:show="embed" xlink:actuate="onLoad">
            <text:p text:style-name="P2"/>
          </draw:image>
        </draw:frame>
        <draw:connector draw:style-name="gr2" draw:text-style-name="P1" draw:layer="layout" svg:x1="17.468cm" svg:y1="9.881cm" svg:x2="17.468cm" svg:y2="9.881cm" draw:start-shape="id5" draw:end-shape="id5">
          <text:p text:style-name="P2"/>
        </draw:connector>
        <draw:polyline draw:style-name="gr4" draw:text-style-name="P1" draw:layer="layout" svg:width="1.905cm" svg:height="1.27cm" svg:x="12.421cm" svg:y="7.341cm" svg:viewBox="0 0 1906 1271" draw:points="0,1270 1905,1270 1905,0 635,0">
          <text:p text:style-name="P2"/>
        </draw:polyline>
        <draw:polyline draw:style-name="gr4" draw:text-style-name="P1" draw:layer="layout" svg:width="1.905cm" svg:height="1.27cm" svg:x="13.691cm" svg:y="12.421cm" svg:viewBox="0 0 1906 1271" draw:points="0,1270 1905,1270 1905,0 635,0">
          <text:p text:style-name="P2"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9-05T15:22:40</meta:creation-date>
    <dc:date>2007-09-06T10:59:55</dc:date>
    <dc:language>en-US</dc:language>
    <meta:editing-cycles>4</meta:editing-cycles>
    <meta:editing-duration>PT19H37M16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